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hatch" draw:fill-color="#ff3300" draw:fill-hatch-name="Black_20_45_20_Degrees_20_Wide" draw:fill-hatch-solid="true" draw:textarea-horizontal-align="justify" draw:textarea-vertical-align="middle" draw:auto-grow-height="false" fo:min-height="4.85cm" fo:min-width="3.31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5.55cm" fo:min-width="3.2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3.95cm" fo:min-width="3.2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4.65cm" fo:min-width="3.3cm"/>
    </style:style>
    <style:style style:name="gr5" style:family="graphic" style:parent-style-name="standard">
      <style:graphic-properties draw:fill-color="#99ffff" draw:textarea-horizontal-align="justify" draw:textarea-vertical-align="middle" draw:auto-grow-height="false" fo:min-height="9.74cm" fo:min-width="1.5cm"/>
    </style:style>
    <style:style style:name="gr6" style:family="graphic" style:parent-style-name="standard">
      <style:graphic-properties draw:fill="hatch" draw:fill-color="#00ffff" draw:fill-hatch-name="Black_20_45_20_Degrees_20_Wide" draw:fill-hatch-solid="true" draw:textarea-horizontal-align="justify" draw:textarea-vertical-align="middle" draw:auto-grow-height="false" fo:min-height="9.74cm" fo:min-width="0.8cm"/>
    </style:style>
    <style:style style:name="gr7" style:family="graphic" style:parent-style-name="standard">
      <style:graphic-properties draw:stroke="none" svg:stroke-color="#000000" draw:fill="none" draw:fill-color="#ffffff" fo:min-height="4.666cm"/>
    </style:style>
    <style:style style:name="gr8" style:family="graphic" style:parent-style-name="objectwithoutfill">
      <style:graphic-properties draw:marker-start="Arrow" draw:marker-end-width="0.3cm" draw:stroke-linejoin="bevel" draw:fill="none" draw:textarea-vertical-align="middle"/>
    </style:style>
    <style:style style:name="gr9" style:family="graphic" style:parent-style-name="objectwithoutfill">
      <style:graphic-properties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4.569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hatch" draw:fill-color="#ff3300" draw:fill-hatch-name="Black_20_45_20_Degrees_20_Wide" draw:fill-hatch-solid="true"/>
      <style:paragraph-properties fo:text-align="center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loext:graphic-properties draw:fill-color="#ff6600"/>
      <style:paragraph-properties fo:text-align="center"/>
      <style:text-properties fo:color="#ffffff" fo:font-size="18pt" style:font-size-asian="18pt" style:font-size-complex="18pt"/>
    </style:style>
    <style:style style:name="P5" style:family="paragraph">
      <loext:graphic-properties draw:fill-color="#ffff00"/>
      <style:paragraph-properties fo:text-align="center"/>
      <style:text-properties fo:color="#ffffff"/>
    </style:style>
    <style:style style:name="P6" style:family="paragraph">
      <loext:graphic-properties draw:fill-color="#99ffff"/>
      <style:paragraph-properties fo:text-align="center"/>
      <style:text-properties fo:color="#ffffff"/>
    </style:style>
    <style:style style:name="P7" style:family="paragraph">
      <loext:graphic-properties draw:fill="hatch" draw:fill-color="#00ffff" draw:fill-hatch-name="Black_20_45_20_Degrees_20_Wide" draw:fill-hatch-solid="true"/>
      <style:paragraph-properties fo:text-align="center"/>
      <style:text-properties fo:color="#ffffff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ffffff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style:text-position="sub 58%"/>
    </style:style>
    <style:style style:name="T3" style:family="text">
      <style:text-properties fo:color="#ffffff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er4" svg:width="3.81cm" svg:height="5.1cm" svg:x="6.376cm" svg:y="5.98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er4" svg:width="3.7cm" svg:height="5.8cm" svg:x="2.676cm" svg:y="1.09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er4" svg:width="3.7cm" svg:height="4.2cm" svg:x="2.676cm" svg:y="6.88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er4" svg:width="3.8cm" svg:height="4.9cm" svg:x="6.376cm" svg:y="1.092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er4" svg:width="2cm" svg:height="9.99cm" svg:x="10.164cm" svg:y="1.09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er4" svg:width="1.3cm" svg:height="9.99cm" svg:x="1.372cm" svg:y="1.092cm">
          <text:p text:style-name="P1"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7.166cm" svg:height="4.916cm" draw:transform="rotate (1.5707963267949) translate (0.1cm 3.163cm)">
          <draw:text-box>
            <text:p>F<text:span text:style-name="T2">prompt</text:span></text:p>
          </draw:text-box>
        </draw:frame>
        <draw:line draw:style-name="gr8" draw:text-style-name="P9" draw:layer="layout" svg:x1="1.372cm" svg:y1="0.312cm" svg:x2="1.372cm" svg:y2="11.085cm">
          <text:p/>
        </draw:line>
        <draw:line draw:style-name="gr9" draw:text-style-name="P9" draw:layer="layout" svg:x1="12.164cm" svg:y1="1.092cm" svg:x2="12.164cm" svg:y2="11.084cm">
          <text:p/>
        </draw:line>
        <draw:line draw:style-name="gr10" draw:text-style-name="P9" draw:layer="layout" svg:x1="13.415cm" svg:y1="11.085cm" svg:x2="1.372cm" svg:y2="11.085cm">
          <text:p/>
        </draw:line>
        <draw:line draw:style-name="gr9" draw:text-style-name="P9" draw:layer="layout" svg:x1="12.164cm" svg:y1="1.092cm" svg:x2="1.372cm" svg:y2="1.092cm">
          <text:p/>
        </draw:line>
        <draw:frame draw:style-name="gr11" draw:text-style-name="P8" draw:layer="layout" svg:width="7.009cm" svg:height="4.819cm" svg:x="11.491cm" svg:y="11.098cm">
          <draw:text-box>
            <text:p>E<text:span text:style-name="T2">short</text:span></text:p>
          </draw:text-box>
        </draw:frame>
        <draw:frame draw:style-name="gr12" draw:text-style-name="P11" draw:layer="layout" svg:width="3.6cm" svg:height="0.962cm" draw:transform="rotate (1.5707963267949) translate (1.52cm 6.88cm)">
          <draw:text-box>
            <text:p text:style-name="P10"><text:span text:style-name="T3">Noi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cm" fo:page-height="1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Hobbs</meta:initial-creator>
    <meta:creation-date>2016-02-19T22:26:27.037654389</meta:creation-date>
    <dc:date>2016-08-11T16:35:22.988095300</dc:date>
    <dc:creator>Simon </dc:creator>
    <meta:editing-duration>PT18M46S</meta:editing-duration>
    <meta:editing-cycles>8</meta:editing-cycles>
    <meta:generator>LibreOffice/5.0.3.2$Linux_X86_64 LibreOffice_project/00m0$Build-2</meta:generator>
    <meta:document-statistic meta:object-count="13"/>
  </office:meta>
</office:document-meta>
</file>